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7804" draw:fill-color="#b47804" draw:textarea-horizontal-align="justify" draw:textarea-vertical-align="middle" draw:auto-grow-height="false" fo:min-height="1.05cm" fo:min-width="0.3cm"/>
    </style:style>
    <style:style style:name="gr2" style:family="graphic" style:parent-style-name="standard">
      <style:graphic-properties svg:stroke-color="#168253" draw:fill-color="#168253" draw:textarea-horizontal-align="justify" draw:textarea-vertical-align="middle" draw:auto-grow-height="false" fo:min-height="1.05cm" fo:min-width="0.3cm"/>
    </style:style>
    <style:style style:name="gr3" style:family="graphic" style:parent-style-name="objectwithoutfill">
      <style:graphic-properties svg:stroke-width="0.159cm" svg:stroke-color="#b47804" draw:marker-start-width="0.438cm" draw:marker-end-width="0.4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4" style:family="graphic" style:parent-style-name="objectwithoutfill">
      <style:graphic-properties svg:stroke-width="0.159cm" svg:stroke-color="#168253" draw:marker-start-width="0.438cm" draw:marker-end-width="0.4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svg:stroke-width="0.106cm" svg:stroke-color="#168253" draw:marker-start-width="0.358cm" draw:marker-end-width="0.358cm" draw:fill-color="#afd095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b47804" draw:marker-start-width="0.358cm" draw:marker-end-width="0.358cm" draw:fill-color="#ffe994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8d1d75" draw:marker-start-width="0.358cm" draw:marker-end-width="0.358cm" draw:fill-color="#bf819e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-color="#b47804"/>
      <style:paragraph-properties fo:text-align="center"/>
      <style:text-properties fo:background-color="#333333"/>
    </style:style>
    <style:style style:name="P2" style:family="paragraph">
      <loext:graphic-properties draw:fill-color="#168253"/>
      <style:paragraph-properties fo:text-align="center"/>
      <style:text-properties fo:background-color="#333333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color="#ffffff" fo:font-size="28pt" fo:font-weight="bold" fo:background-color="transparent" style:font-size-asian="28pt" style:font-weight-asian="bold" style:font-size-complex="28pt" style:font-weight-complex="bold"/>
    </style:style>
    <style:style style:name="P5" style:family="paragraph">
      <loext:graphic-properties draw:fill="solid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afd095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e99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bf819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28pt" fo:font-weight="bold" fo:background-color="transparent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.3cm" svg:x="5.4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3cm" svg:x="2.1cm" svg:y="0.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902cm" svg:y1="0.852cm" svg:x2="6.703cm" svg:y2="0.853cm" svg:d="M4902 852l1801 1" svg:viewBox="0 0 1802 2">
          <text:p text:style-name="P3"><text:span text:style-name="T1">D</text:span></text:p>
        </draw:connector>
        <draw:connector draw:style-name="gr4" draw:text-style-name="P5" draw:layer="layout" draw:type="line" svg:x1="1.601cm" svg:y1="0.851cm" svg:x2="3.402cm" svg:y2="0.852cm" svg:d="M1601 851l1801 1" svg:viewBox="0 0 1802 2">
          <text:p text:style-name="P3"><text:span text:style-name="T2">P</text:span></text:p>
        </draw:connector>
        <draw:custom-shape draw:style-name="gr5" draw:text-style-name="P6" draw:layer="layout" svg:width="1.5cm" svg:height="1.5cm" svg:x="3.403cm" svg:y="0.103cm">
          <text:p text:style-name="P3"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cm" svg:height="1.5cm" svg:x="6.704cm" svg:y="0.104cm">
          <text:p text:style-name="P3"><text:span text:style-name="T3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5cm" svg:height="1.5cm" svg:x="0.102cm" svg:y="0.102cm">
          <text:p text:style-name="P3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12-30T22:25:18.173091655</dc:date>
    <meta:editing-duration>PT57M15S</meta:editing-duration>
    <meta:editing-cycles>8</meta:editing-cycles>
    <meta:generator>LibreOffice/6.3.4.2.0$Linux_X86_64 LibreOffice_project/30$Build-2</meta:generator>
    <meta:document-statistic meta:object-count="7"/>
  </office:meta>
</office:document-meta>
</file>